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2155b" officeooo:paragraph-rsid="0012155b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officeooo:paragraph-rsid="0012155b"/>
    </style:style>
    <style:style style:name="P3" style:family="paragraph" style:parent-style-name="Standard" style:list-style-name="L1">
      <style:paragraph-properties fo:text-align="start" style:justify-single-word="false">
        <style:tab-stops/>
      </style:paragraph-properties>
      <style:text-properties officeooo:paragraph-rsid="0012155b"/>
    </style:style>
    <style:style style:name="P4" style:family="paragraph" style:parent-style-name="Standard" style:list-style-name="WWNum22">
      <style:paragraph-properties fo:text-align="start" style:justify-single-word="false">
        <style:tab-stops/>
      </style:paragraph-properties>
      <style:text-properties officeooo:paragraph-rsid="00139c05"/>
    </style:style>
    <style:style style:name="P5" style:family="paragraph" style:parent-style-name="Standard">
      <style:paragraph-properties fo:text-align="start" style:justify-single-word="false"/>
      <style:text-properties officeooo:paragraph-rsid="00139c05"/>
    </style:style>
    <style:style style:name="P6" style:family="paragraph" style:parent-style-name="Standard">
      <style:paragraph-properties fo:text-align="center" style:justify-single-word="false"/>
      <style:text-properties fo:font-size="22pt" officeooo:rsid="0012155b" officeooo:paragraph-rsid="0012155b" style:font-size-asian="22pt" style:font-size-complex="22pt"/>
    </style:style>
    <style:style style:name="P7" style:family="paragraph" style:parent-style-name="Standard" style:list-style-name="WWNum2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paragraph-rsid="0012155b"/>
    </style:style>
    <style:style style:name="P8" style:family="paragraph" style:parent-style-name="Standard" style:list-style-name="WWNum4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paragraph-rsid="0012155b"/>
    </style:style>
    <style:style style:name="P9" style:family="paragraph" style:parent-style-name="Standard" style:list-style-name="WWNum6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paragraph-rsid="0012155b"/>
    </style:style>
    <style:style style:name="P10" style:family="paragraph" style:parent-style-name="Standard" style:list-style-name="WWNum8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paragraph-rsid="0012155b"/>
    </style:style>
    <style:style style:name="P11" style:family="paragraph" style:parent-style-name="Standard" style:list-style-name="WWNum14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paragraph-rsid="0012155b"/>
    </style:style>
    <style:style style:name="P12" style:family="paragraph" style:parent-style-name="Standard" style:list-style-name="WWNum16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paragraph-rsid="0012155b"/>
    </style:style>
    <style:style style:name="P13" style:family="paragraph" style:parent-style-name="Standard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paragraph-rsid="0012155b"/>
    </style:style>
    <style:style style:name="P14" style:family="paragraph" style:parent-style-name="Standard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paragraph-rsid="00139c05"/>
    </style:style>
    <style:style style:name="P15" style:family="paragraph" style:parent-style-name="Standard" style:list-style-name="WWNum18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paragraph-rsid="00139c05"/>
    </style:style>
    <style:style style:name="P16" style:family="paragraph" style:parent-style-name="Standard" style:list-style-name="WWNum20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paragraph-rsid="00139c05"/>
    </style:style>
    <style:style style:name="P17" style:family="paragraph" style:parent-style-name="Standard" style:list-style-name="WWNum22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paragraph-rsid="00139c05"/>
    </style:style>
    <style:style style:name="P18" style:family="paragraph" style:parent-style-name="Standard" style:list-style-name="WWNum6">
      <style:paragraph-properties fo:margin-left="2.54cm" fo:margin-right="0cm" fo:text-align="start" style:justify-single-word="false" fo:text-indent="-0.76cm" style:auto-text-indent="false">
        <style:tab-stops/>
      </style:paragraph-properties>
      <style:text-properties officeooo:rsid="0012155b" officeooo:paragraph-rsid="0012155b"/>
    </style:style>
    <style:style style:name="P19" style:family="paragraph" style:parent-style-name="Standard">
      <style:paragraph-properties fo:margin-left="1.78cm" fo:margin-right="0cm" fo:text-align="start" style:justify-single-word="false" fo:text-indent="0cm" style:auto-text-indent="false">
        <style:tab-stops/>
      </style:paragraph-properties>
      <style:text-properties fo:font-size="18pt" officeooo:rsid="0012155b" officeooo:paragraph-rsid="0012155b" style:font-size-asian="18pt" style:font-size-complex="18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8pt" officeooo:rsid="0012155b" officeooo:paragraph-rsid="0012155b" style:font-size-asian="18pt" style:font-size-complex="18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8pt" officeooo:rsid="0012155b" officeooo:paragraph-rsid="00139c05" style:font-size-asian="18pt" style:font-size-complex="18pt"/>
    </style:style>
    <style:style style:name="P22" style:family="paragraph" style:parent-style-name="Standard">
      <style:paragraph-properties fo:margin-top="0.776cm" fo:margin-bottom="0.106cm" loext:contextual-spacing="false" fo:text-align="start" style:justify-single-word="false"/>
      <style:text-properties fo:color="#c5000b" fo:font-size="14pt" officeooo:paragraph-rsid="0012155b" style:font-size-asian="14pt" style:font-size-complex="14pt"/>
    </style:style>
    <style:style style:name="P23" style:family="paragraph" style:parent-style-name="Standard" style:list-style-name="WWNum10">
      <style:paragraph-properties fo:margin-left="1.27cm" fo:margin-right="0cm" fo:text-align="start" style:justify-single-word="false" fo:text-indent="-0.76cm" style:auto-text-indent="false">
        <style:tab-stops/>
      </style:paragraph-properties>
      <style:text-properties officeooo:paragraph-rsid="0012155b"/>
    </style:style>
    <style:style style:name="P24" style:family="paragraph" style:parent-style-name="Standard">
      <style:paragraph-properties fo:margin-left="1.27cm" fo:margin-right="0cm" fo:text-align="start" style:justify-single-word="false" fo:text-indent="-0.76cm" style:auto-text-indent="false">
        <style:tab-stops/>
      </style:paragraph-properties>
      <style:text-properties officeooo:paragraph-rsid="00139c05"/>
    </style:style>
    <style:style style:name="P25" style:family="paragraph" style:parent-style-name="Standard" style:list-style-name="WWNum10">
      <style:paragraph-properties fo:margin-left="1.27cm" fo:margin-right="0cm" fo:text-align="start" style:justify-single-word="false" fo:text-indent="-0.76cm" style:auto-text-indent="false">
        <style:tab-stops/>
      </style:paragraph-properties>
      <style:text-properties officeooo:rsid="00139c05" officeooo:paragraph-rsid="00139c05"/>
    </style:style>
    <style:style style:name="P26" style:family="paragraph" style:parent-style-name="Standard">
      <style:paragraph-properties fo:margin-left="1.27cm" fo:margin-right="0cm" fo:text-align="start" style:justify-single-word="false" fo:text-indent="-0.76cm" style:auto-text-indent="false">
        <style:tab-stops/>
      </style:paragraph-properties>
      <style:text-properties officeooo:rsid="00139c05" officeooo:paragraph-rsid="00139c05"/>
    </style:style>
    <style:style style:name="P27" style:family="paragraph" style:parent-style-name="Heading_20_3">
      <style:paragraph-properties fo:margin-top="0.776cm" fo:margin-bottom="0.106cm" loext:contextual-spacing="false" fo:text-align="start" style:justify-single-word="false"/>
      <style:text-properties officeooo:paragraph-rsid="0012155b"/>
    </style:style>
    <style:style style:name="P28" style:family="paragraph" style:parent-style-name="Heading_20_3">
      <style:paragraph-properties fo:margin-top="0.776cm" fo:margin-bottom="0.106cm" loext:contextual-spacing="false" fo:text-align="start" style:justify-single-word="false"/>
      <style:text-properties fo:color="#c5000b" fo:font-size="14pt" officeooo:paragraph-rsid="00139c05" style:font-size-asian="14pt" style:font-size-complex="14pt"/>
    </style:style>
    <style:style style:name="P29" style:family="paragraph" style:parent-style-name="Text_20_body">
      <style:paragraph-properties fo:margin-top="0.776cm" fo:margin-bottom="0.106cm" loext:contextual-spacing="false" fo:text-align="start" style:justify-single-word="false"/>
      <style:text-properties officeooo:paragraph-rsid="0012155b"/>
    </style:style>
    <style:style style:name="P30" style:family="paragraph" style:parent-style-name="Text_20_body">
      <style:paragraph-properties fo:margin-top="0.776cm" fo:margin-bottom="0.106cm" loext:contextual-spacing="false" fo:text-align="start" style:justify-single-word="false"/>
      <style:text-properties officeooo:paragraph-rsid="00139c05"/>
    </style:style>
    <style:style style:name="T1" style:family="text">
      <style:text-properties officeooo:rsid="0012155b"/>
    </style:style>
    <style:style style:name="T2" style:family="text">
      <style:text-properties style:font-name="Liberation Serif" fo:font-size="12pt" fo:language="fr" fo:country="FR" style:font-size-asian="12pt"/>
    </style:style>
    <style:style style:name="T3" style:family="text">
      <style:text-properties style:font-name="Liberation Serif" fo:font-size="12pt" fo:language="fr" fo:country="FR" officeooo:rsid="0012155b" style:font-size-asian="12pt"/>
    </style:style>
    <style:style style:name="T4" style:family="text">
      <style:text-properties style:font-name="Liberation Serif" fo:font-size="12pt" fo:language="fr" fo:country="FR" style:font-size-asian="12pt" style:font-size-complex="18pt"/>
    </style:style>
    <style:style style:name="T5" style:family="text">
      <style:text-properties style:font-name="Liberation Serif" fo:font-size="12pt" fo:language="fr" fo:country="FR" officeooo:rsid="0012155b" style:font-size-asian="12pt" style:font-size-complex="18pt"/>
    </style:style>
    <style:style style:name="T6" style:family="text">
      <style:text-properties style:font-name="Liberation Serif" fo:font-size="12pt" fo:language="fr" fo:country="FR" officeooo:rsid="00139c05" style:font-size-asian="12pt" style:font-size-complex="18pt"/>
    </style:style>
    <style:style style:name="T7" style:family="text">
      <style:text-properties style:font-name="Liberation Serif" fo:font-size="12pt" fo:language="fr" fo:country="FR" officeooo:rsid="00139c05" style:font-size-asian="12pt"/>
    </style:style>
    <style:style style:name="T8" style:family="text">
      <style:text-properties style:font-name="Liberation Serif" fo:font-size="12pt" fo:language="fr" fo:country="FR" officeooo:rsid="001561e4" style:font-size-asian="12pt"/>
    </style:style>
    <style:style style:name="T9" style:family="text">
      <style:text-properties style:font-name="Liberation Serif" fo:font-size="12pt" fo:language="fr" fo:country="FR" fo:font-weight="bold" style:font-size-asian="12pt" style:font-weight-asian="bold"/>
    </style:style>
    <style:style style:name="T10" style:family="text">
      <style:text-properties style:font-name="Liberation Serif" fo:font-size="12pt" fo:language="fr" fo:country="FR" style:text-underline-style="solid" style:text-underline-width="auto" style:text-underline-color="font-color" fo:font-weight="bold" style:font-size-asian="12pt" style:font-weight-asian="bold"/>
    </style:style>
    <style:style style:name="T11" style:family="text">
      <style:text-properties style:font-name="Liberation Sans1" fo:font-size="12pt" fo:language="fr" fo:country="FR" fo:font-weight="bold" style:font-size-asian="12pt" style:font-weight-asian="bold"/>
    </style:style>
    <style:style style:name="T12" style:family="text">
      <style:text-properties style:font-name="Liberation Sans1" fo:language="fr" fo:country="FR" fo:font-weight="bold" style:font-weight-asian="bold"/>
    </style:style>
    <style:style style:name="T13" style:family="text">
      <style:text-properties fo:color="#c5000b" style:font-name="Liberation Sans1" fo:font-size="14pt" fo:language="fr" fo:country="FR" fo:font-weight="bold" style:font-size-asian="14pt" style:font-weight-asian="bold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lugin Fabrique à Innovation</text:p>
      <text:p text:style-name="P1"/>
      <text:p text:style-name="P1"/>
      <text:p text:style-name="P1"/>
      <text:h text:style-name="P27" text:outline-level="3"><text:span text:style-name="T13">1. Présentation d’ensemble du projet</text:span></text:h>
      <text:p text:style-name="P29"><text:span text:style-name="T13"/></text:p>
      <text:p text:style-name="P2"><text:line-break/><text:span text:style-name="T10">1.1. Présentation de l’entreprise :</text:span><text:line-break/><text:span text:style-name="T2">La fabrique a innovation est un site internet qui propose a ses utilisateurs de publier des </text:span><text:span text:style-name="T3">idées</text:span><text:span text:style-name="T2"> d'objets novateurs. Les </text:span><text:span text:style-name="T3">idées</text:span><text:span text:style-name="T2"> sont </text:span><text:span text:style-name="T3">discutées</text:span><text:span text:style-name="T2"> et </text:span><text:span text:style-name="T3">notées</text:span><text:span text:style-name="T2"> par les membres de la </text:span><text:span text:style-name="T3">communauté</text:span><text:span text:style-name="T2"> et les plus prometteuses </text:span><text:span text:style-name="T3">débutent</text:span><text:span text:style-name="T2"> un processus de </text:span><text:span text:style-name="T3">création</text:span><text:span text:style-name="T2"> en plusieurs </text:span><text:span text:style-name="T3">étapes</text:span><text:span text:style-name="T2"> dont le choix des participants est laisse au </text:span><text:span text:style-name="T3">créateur</text:span><text:span text:style-name="T2"> du projet. La </text:span><text:span text:style-name="T3">finalité</text:span><text:span text:style-name="T2"> est d'obtenir l'industrialisation puis la commercialisation d'un produit a l'issue de laquelle les participants a la conception obtiennent des royalties sur chaque vente </text:span><text:span text:style-name="T3">réalisée.</text:span><text:span text:style-name="T2"> La fabrique a innovations joue un </text:span><text:span text:style-name="T3">rôle</text:span><text:span text:style-name="T2"> central dans le </text:span><text:span text:style-name="T3">développement</text:span><text:span text:style-name="T2"> du produit en fournissant une </text:span><text:span text:style-name="T3">plateforme</text:span><text:span text:style-name="T2"> et une infrastructure </text:span><text:span text:style-name="T3">opérationnelle</text:span><text:span text:style-name="T2"> aux inventeurs. Elle se positionne en tant qu'incubateur et </text:span><text:span text:style-name="T3">intermédiaire</text:span><text:span text:style-name="T2"> </text:span><text:span text:style-name="T3">auprès</text:span><text:span text:style-name="T2"> des industriels et des professionnels de la distribution.</text:span><text:line-break/><text:line-break/><text:span text:style-name="T10">1.2. Problématique :</text:span><text:line-break/><text:span text:style-name="T2">Actuellement, seul un flux rss permet a l'utilisateur </text:span><text:span text:style-name="T3">d’être</text:span><text:span text:style-name="T2"> informe des nouveaux projets sans </text:span><text:span text:style-name="T3">être</text:span><text:span text:style-name="T2"> connectes au site. Il doit se renseigner sur l'utilisation des flux rss, installer un lecteur, le configurer... Ce n'est ni pratique, ni intuitif. L'utilisateur doit </text:span><text:span text:style-name="T3">être</text:span><text:span text:style-name="T2"> devant un ordinateur, aller sur le site de la fabrique et s'y connecter s'il veut </text:span><text:span text:style-name="T3">connaître</text:span><text:span text:style-name="T2"> les nouvelles contributions, les sondages, etc.</text:span><text:line-break/><text:line-break/><text:span text:style-name="T10">1.3. Les objectifs du plugin :</text:span><text:line-break/><text:span text:style-name="T2">L'objectif est d'externaliser toutes les </text:span><text:span text:style-name="T3">nouveautés</text:span><text:span text:style-name="T2"> du site a travers un module cross-navigateur </text:span><text:span text:style-name="T3">représente</text:span><text:span text:style-name="T2"> par une </text:span><text:span text:style-name="T3">icône</text:span><text:span text:style-name="T2"> dans la barre de menu qui affichera des notifications sur son </text:span><text:span text:style-name="T3">icône</text:span><text:span text:style-name="T2"> lorsqu'une </text:span><text:span text:style-name="T3">nouveauté</text:span><text:span text:style-name="T2"> est </text:span><text:span text:style-name="T3">publiée</text:span><text:span text:style-name="T2"> sur le site.</text:span><text:line-break/><text:line-break/><text:span text:style-name="T10">1.4. Public visée par le plugin :</text:span></text:p>
      <text:list xml:id="list7935908594772318221" text:style-name="WWNum2">
        <text:list-item>
          <text:list>
            <text:list-item>
              <text:p text:style-name="P7"><text:span text:style-name="T2">Les cibles de notre plugin sont les membres de la fabrique à innovations. </text:span></text:p>
            </text:list-item>
          </text:list>
        </text:list-item>
      </text:list>
      <text:p text:style-name="P2"/>
      <text:p text:style-name="P2"><text:span text:style-name="T10">1.5. Périmètre du projet :</text:span></text:p>
      <text:list xml:id="list5685026610972891235" text:style-name="WWNum4">
        <text:list-item>
          <text:list>
            <text:list-item>
              <text:p text:style-name="P8"><text:span text:style-name="T2">Plugin multi-navigateur .</text:span></text:p>
            </text:list-item>
            <text:list-item>
              <text:p text:style-name="P8"><text:span text:style-name="T2">Compatibilité avec les navigateurs mobiles.</text:span></text:p>
            </text:list-item>
            <text:list-item>
              <text:p text:style-name="P8"><text:span text:style-name="T2">Gestion de session active par le plugin.</text:span></text:p>
            </text:list-item>
            <text:list-item>
              <text:p text:style-name="P8"><text:span text:style-name="T2">Contenu adaptatif en fonction de l'existence d'une session active.</text:span></text:p>
              <text:p text:style-name="P8"><text:span text:style-name="T2"/></text:p>
            </text:list-item>
          </text:list>
        </text:list-item>
      </text:list>
      <text:p text:style-name="P2"><text:span text:style-name="T10">1.6. Description de l’existant :</text:span></text:p>
      <text:list xml:id="list1704607176134919053" text:style-name="WWNum6">
        <text:list-item>
          <text:list>
            <text:list-item>
              <text:p text:style-name="P9"><text:span text:style-name="T2">La fabrique a innovation </text:span><text:span text:style-name="T3">intègre</text:span><text:span text:style-name="T2"> </text:span><text:span text:style-name="T3">déjà</text:span><text:span text:style-name="T2"> les pages de diffusions de nouveauté.</text:span></text:p>
            </text:list-item>
            <text:list-item>
              <text:p text:style-name="P18"><text:span text:style-name="T5">L</text:span><text:span text:style-name="T4">e module récupérera le contenu de ces pages.</text:span></text:p>
            </text:list-item>
          </text:list>
        </text:list-item>
      </text:list>
      <text:p text:style-name="P19"/>
      <text:p text:style-name="P19"/>
      <text:p text:style-name="P19"/>
      <text:h text:style-name="P27" text:outline-level="3"><text:soft-page-break/><text:span text:style-name="T13">2. Description graphique et ergonomique</text:span></text:h>
      <text:p text:style-name="P29"/>
      <text:p text:style-name="P2"><text:span text:style-name="T10">2.1. Charte graphique :</text:span><text:line-break/><text:span text:style-name="T2">Si vous avez des éléments graphiques que souhaitez réutiliser comme base de votre nouvelle charte graphique, n’hésitez pas à les inclure le cahier des charges du module.</text:span><text:line-break/></text:p>
      <text:list xml:id="list3826029895826998123" text:style-name="WWNum8">
        <text:list-item>
          <text:list>
            <text:list-item>
              <text:p text:style-name="P10"><text:span text:style-name="T2">Il y aura 2 sortes de logo dans le module. </text:span></text:p>
            </text:list-item>
          </text:list>
        </text:list-item>
      </text:list>
      <text:list xml:id="list5794383500648200318" text:style-name="L1">
        <text:list-item>
          <text:p text:style-name="P3"><text:span text:style-name="T2">Un pour le plugin inactif ( ou RAS) </text:span></text:p>
        </text:list-item>
        <text:list-item>
          <text:p text:style-name="P3"><text:span text:style-name="T1">L'autre pour signaler une nouvelle activité.</text:span></text:p>
          <text:p text:style-name="P3"/>
        </text:list-item>
      </text:list>
      <text:list xml:id="list100150392301042" text:continue-list="list3826029895826998123" text:style-name="WWNum8">
        <text:list-item>
          <text:list>
            <text:list-item>
              <text:p text:style-name="P10"><text:span text:style-name="T2">La police ainsi que </text:span><text:span text:style-name="T3">différent</text:span><text:span text:style-name="T2"> graphismes utilisé sont à discuter avec le responsable de la fabrique à innovation.</text:span></text:p>
              <text:p text:style-name="P10"><text:span text:style-name="T2"/></text:p>
            </text:list-item>
            <text:list-item>
              <text:p text:style-name="P10"><text:span text:style-name="T2">Une </text:span><text:span text:style-name="T3">fenêtre</text:span><text:span text:style-name="T2"> lorsqu'on clique sur le logo.</text:span></text:p>
            </text:list-item>
          </text:list>
        </text:list-item>
      </text:list>
      <text:p text:style-name="P13"/>
      <text:p text:style-name="P13"><text:span text:style-name="T2"/></text:p>
      <text:p text:style-name="P21"><text:span text:style-name="T10">2.2. Design :</text:span><text:span text:style-name="T2"><text:line-break/>Nous reprendrons le logo de la fabrique à innovations pour l'adapter à notre plugin.<text:line-break/>Pour le moment tentative de reproduction du logo...</text:span></text:p>
      <text:p text:style-name="P21"/>
      <text:p text:style-name="P21"><text:span text:style-name="T2"><text:line-break/></text:span><text:span text:style-name="T10">2.3. Maquettes :</text:span><text:span text:style-name="T2"><text:line-break/>Les pré-maquettes sont visibles sur le github du projet concerné.</text:span></text:p>
      <text:p text:style-name="P20"/>
      <text:p text:style-name="P20"/>
      <text:p text:style-name="P20"/>
      <text:p text:style-name="P20"/>
      <text:p text:style-name="P22"><text:span text:style-name="T12">3. Description fonctionnelle et technique</text:span></text:p>
      <text:p text:style-name="P22"/>
      <text:p text:style-name="P2"><text:span text:style-name="T2">Une alerte, non-intrusive par </text:span><text:span text:style-name="T7">défaut</text:span><text:span text:style-name="T2">, est </text:span><text:span text:style-name="T7">envoyée</text:span><text:span text:style-name="T2"> a l'utilisateur. Le type de l'alerte reste </text:span><text:span text:style-name="T7">à</text:span><text:span text:style-name="T2"> </text:span><text:span text:style-name="T7">définir</text:span><text:span text:style-name="T2"> : </text:span><text:span text:style-name="T7">icône</text:span><text:span text:style-name="T2"> </text:span><text:span text:style-name="T7">animée</text:span><text:span text:style-name="T2">, son, message texte en pop-up, etc.</text:span><text:line-break/><text:span text:style-name="T2">Afin </text:span><text:span text:style-name="T7">d’assurer</text:span><text:span text:style-name="T2"> une plus grande externalisation, le module est </text:span><text:span text:style-name="T7">prévu</text:span><text:span text:style-name="T2"> pour </text:span><text:span text:style-name="T7">être</text:span><text:span text:style-name="T2"> compatible sur les versions mobiles de chrome et </text:span><text:span text:style-name="T7">Firefox.</text:span><text:span text:style-name="T2"> A condition de laisser ces navigateurs tourner en </text:span><text:span text:style-name="T7">arrière</text:span><text:span text:style-name="T2"> plan et avoir autoriser les notifications, le module utilisera le </text:span><text:span text:style-name="T7">système</text:span><text:span text:style-name="T2"> de notification propre a ces navigateurs pour alerter les utilisateurs sur leurs smartphones.</text:span><text:line-break/><text:line-break/><text:line-break/><text:span text:style-name="T10">3.1. Description fonctionnelle :</text:span></text:p>
      <text:list xml:id="list6998026060151182050" text:style-name="WWNum10">
        <text:list-item>
          <text:p text:style-name="P23"><text:span text:style-name="T2">Le module se </text:span><text:span text:style-name="T7">présente</text:span><text:span text:style-name="T2"> sous la forme d'une </text:span><text:span text:style-name="T7">icône</text:span><text:span text:style-name="T2"> dans la barre de menu du navigateur </text:span><text:span text:style-name="T7">représentant</text:span><text:span text:style-name="T2"> le logo de la fabrique a innovation. Lorsqu'il n'y a pas de </text:span><text:span text:style-name="T7">nouveautés</text:span><text:span text:style-name="T2"> sur le site, le fond de </text:span><text:span text:style-name="T7">l’icône</text:span><text:span text:style-name="T2"> prend par transparence la couleur de la barre de menu. Si une </text:span><text:span text:style-name="T7">nouveauté</text:span><text:span text:style-name="T2"> est </text:span><text:span text:style-name="T7">détectée</text:span><text:span text:style-name="T2">, </text:span><text:span text:style-name="T7">l’icône</text:span><text:span text:style-name="T2"> se colore en rouge et un compteur </text:span><text:span text:style-name="T7">apparaît</text:span><text:span text:style-name="T2"> dans son coin </text:span><text:span text:style-name="T7">supérieur</text:span><text:span text:style-name="T2"> droit, indiquant le nombre de </text:span><text:span text:style-name="T7">nouveautés</text:span><text:span text:style-name="T2"> </text:span><text:span text:style-name="T7">présentes</text:span><text:span text:style-name="T2"> sur le site.</text:span></text:p>
        </text:list-item>
        <text:list-item>
          <text:p text:style-name="P23"><text:soft-page-break/><text:span text:style-name="T2">Lors du clic sur </text:span><text:span text:style-name="T7">l’icône</text:span><text:span text:style-name="T2"> du module, un menu </text:span><text:span text:style-name="T7">déroulant</text:span><text:span text:style-name="T2"> s'affiche et propose </text:span><text:span text:style-name="T7">d’accéder</text:span><text:span text:style-name="T2"> aux grandes </text:span><text:span text:style-name="T7">catégories</text:span><text:span text:style-name="T2"> de </text:span><text:span text:style-name="T7">nouveautés</text:span><text:span text:style-name="T2"> (</text:span><text:span text:style-name="T7">idées</text:span><text:span text:style-name="T2">, contributions, design, etc). Au survol d'une grande </text:span><text:span text:style-name="T7">catégorie</text:span><text:span text:style-name="T2">, une liste dynamique </text:span><text:span text:style-name="T7">apparaît</text:span><text:span text:style-name="T2"> en sous-menu et affiche les news. Au survol d'une news, une info-bulle en </text:span><text:span text:style-name="T7">résumé</text:span><text:span text:style-name="T2"> le contenu. Un clic sur cette news ouvre en </text:span><text:span text:style-name="T7">arrière</text:span><text:span text:style-name="T2"> plan un nouvel onglet du navigateur, pointant directement sur le site de la fabrique a innovation et sur le contenu ciblé.</text:span><text:line-break/></text:p>
        </text:list-item>
        <text:list-item>
          <text:p text:style-name="P25">Le module doit avoir une session réservée sur le site de la fabrique à innovation pour accéder aux rubriques de la pages activité.</text:p>
          <text:p text:style-name="P25"/>
        </text:list-item>
        <text:list-item>
          <text:p text:style-name="P25">Aucun besoin de suivi particulier, sauf si la fabrique change la structure de son site.</text:p>
        </text:list-item>
      </text:list>
      <text:p text:style-name="P26"/>
      <text:p text:style-name="P24"/>
      <text:p text:style-name="P24"/>
      <text:p text:style-name="P2"><text:span text:style-name="T10">3.2. Informations relatives aux contenus :</text:span><text:line-break/><text:tab/><text:span text:style-name="T2">Le module va reprendre les </text:span><text:span text:style-name="T7">catégories</text:span><text:span text:style-name="T2"> de la </text:span><text:span text:style-name="T7">section</text:span><text:span text:style-name="T2"> </text:span><text:span text:style-name="T7">activité</text:span><text:span text:style-name="T2"> de la fabrique a innovation. Analysant le code source de la page, il va </text:span><text:span text:style-name="T7">repérer</text:span><text:span text:style-name="T2"> les changements, les </text:span><text:span text:style-name="T7">récupérer</text:span><text:span text:style-name="T2"> puis les formater d'une </text:span><text:span text:style-name="T7">manière</text:span><text:span text:style-name="T2"> qu'il peut utiliser puis envoyer un signal a tous les utilisateurs (</text:span><text:span text:style-name="T7">peut-être</text:span><text:span text:style-name="T2"> par flux rss).</text:span><text:line-break/></text:p>
      <text:list xml:id="list2146037750036802518" text:style-name="WWNum14">
        <text:list-item>
          <text:list>
            <text:list-item>
              <text:p text:style-name="P11"><text:span text:style-name="T2">Quels sont les différents types de contenus que vous comptez présenter sur votre site : articles, images, vidéos, ressources téléchargeables, … ?</text:span></text:p>
              <text:p text:style-name="P11"><text:span text:style-name="T2"/></text:p>
            </text:list-item>
            <text:list-item>
              <text:p text:style-name="P11"><text:span text:style-name="T2">Précisez vos besoins en termes de modification des contenus et création de pages</text:span></text:p>
              <text:p text:style-name="P11"><text:span text:style-name="T2"/></text:p>
            </text:list-item>
            <text:list-item>
              <text:p text:style-name="P11"><text:span text:style-name="T2">Indiquez que vous souhaitez que la code HTML respecte les standards SEO notamment en matière de balises titres et de meta-informations ?</text:span></text:p>
            </text:list-item>
          </text:list>
        </text:list-item>
      </text:list>
      <text:p text:style-name="P13"/>
      <text:p text:style-name="P13"><text:span text:style-name="T2"/></text:p>
      <text:p text:style-name="P2"><text:span text:style-name="T10">3.3. Contraintes techniques :</text:span><text:line-break/></text:p>
      <text:list xml:id="list1011149747789060253" text:style-name="WWNum16">
        <text:list-item>
          <text:list>
            <text:list-item>
              <text:p text:style-name="P12"><text:span text:style-name="T2">Quelles sont les éventuelles technologies imposées ou privilégiées : langages, frameworks, CMS, … ?</text:span></text:p>
            </text:list-item>
            <text:list-item>
              <text:p text:style-name="P12"><text:span text:style-name="T2">Avec quels navigateurs votre site doit-il être compatible ?</text:span></text:p>
            </text:list-item>
            <text:list-item>
              <text:p text:style-name="P12"><text:span text:style-name="T2">Souhaitez-vous que le prestataire prenne en charge l’hébergement ?</text:span></text:p>
            </text:list-item>
            <text:list-item>
              <text:p text:style-name="P12"><text:span text:style-name="T2">Quelles sont les intégrations à des systèmes tiers à prévoir : réseaux sociaux, comptabilité, facturation, emailing, marketing automation, CRM, webanalyse, … ?</text:span></text:p>
            </text:list-item>
          </text:list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8" text:outline-level="3"><text:soft-page-break/><text:span text:style-name="T12">4. Prestations attendues et modalités de sélection des prestataires</text:span></text:h>
      <text:p text:style-name="P30"><text:span text:style-name="T13"/></text:p>
      <text:p text:style-name="P5"><text:span text:style-name="T10">4.1. Prestations attendues :</text:span><text:line-break/></text:p>
      <text:list xml:id="list757756658797391870" text:style-name="WWNum18">
        <text:list-item>
          <text:list>
            <text:list-item>
              <text:p text:style-name="P15"><text:span text:style-name="T2">Nous coderons un module multi-browser style downloadHelper (plugins). Nous parlerons du point de vue plus technique dans le documents dédié à cela.</text:span></text:p>
              <text:p text:style-name="P15"><text:span text:style-name="T2"/></text:p>
            </text:list-item>
            <text:list-item>
              <text:p text:style-name="P15"><text:span text:style-name="T2">le design sera un mix entre le logo IN'ESS,Simplon et fabrique à idée que nous miniaturiserons pour pouvoir </text:span><text:span text:style-name="T8">l’intégrer</text:span><text:span text:style-name="T2"> dans la barre de plugins.(voir charte graphique)</text:span></text:p>
              <text:p text:style-name="P15"><text:span text:style-name="T2"/></text:p>
            </text:list-item>
            <text:list-item>
              <text:p text:style-name="P15"><text:span text:style-name="T2">Ce plugins sera lié bien sur au site de la fabrique à innovation et sera </text:span><text:span text:style-name="T8">hébergé</text:span><text:span text:style-name="T2"> par le serveur de simplon.co Narbonne.</text:span></text:p>
              <text:p text:style-name="P15"><text:span text:style-name="T2"/></text:p>
            </text:list-item>
            <text:list-item>
              <text:p text:style-name="P15"><text:span text:style-name="T2">Il n'y aura pas de réelle maintenance, une mise à jour </text:span><text:span text:style-name="T8">régulière</text:span><text:span text:style-name="T2"> sera proposé par les </text:span><text:span text:style-name="T8">développeurs.</text:span></text:p>
              <text:p text:style-name="P15"><text:span text:style-name="T2"/></text:p>
            </text:list-item>
            <text:list-item>
              <text:p text:style-name="P15"><text:span text:style-name="T2">Ce système fais partis de la campagne de growth hacking pour le site de la Fabrique à Innovation </text:span><text:span text:style-name="T8">réalisé</text:span><text:span text:style-name="T2"> par simplon.co IN'ESS</text:span></text:p>
            </text:list-item>
          </text:list>
        </text:list-item>
      </text:list>
      <text:p text:style-name="P14"/>
      <text:p text:style-name="P14"><text:span text:style-name="T2"/></text:p>
      <text:p text:style-name="P5"><text:span text:style-name="T10">4.2. Planning :</text:span><text:line-break/></text:p>
      <text:list xml:id="list177885854612962491" text:style-name="WWNum20">
        <text:list-item>
          <text:list>
            <text:list-item>
              <text:p text:style-name="P16"><text:span text:style-name="T2">Une première </text:span><text:span text:style-name="T7">entrevue</text:span><text:span text:style-name="T2"> se déroulera le vendredi 18/12/2015 Pour présenter le cahier des charges ainsi que les technologies que nous allons mettre en place.</text:span></text:p>
            </text:list-item>
            <text:list-item>
              <text:p text:style-name="P16"><text:span text:style-name="T2">La livraison aura lieu lorsque le produit sera terminé.</text:span></text:p>
            </text:list-item>
          </text:list>
        </text:list-item>
      </text:list>
      <text:p text:style-name="P14"/>
      <text:p text:style-name="P14"><text:span text:style-name="T2"/></text:p>
      <text:p text:style-name="P5"><text:span text:style-name="T10">4.3. Méthodologie de suivi :</text:span></text:p>
      <text:p text:style-name="P5"><text:line-break/><text:span text:style-name="T2">Le suivi de projet s'organisera pas des échanges par mails journalier ainsi qu'une présentation physique en milieu de projet.</text:span><text:line-break/></text:p>
      <text:p text:style-name="P5"><text:line-break/><text:span text:style-name="T10">4.4. Modalités de sélection du prestataire :</text:span></text:p>
      <text:p text:style-name="P5"><text:span text:style-name="T10"/></text:p>
      <text:list xml:id="list3345560708827471979" text:style-name="WWNum22">
        <text:list-item>
          <text:list>
            <text:list-item>
              <text:p text:style-name="P17"><text:span text:style-name="T2">L'équipe de projet se compose de Gregory Guillaume, David Tarczewski et Benjamin Bullich tout 3 membre de simplon.co IN'ESS Narbonne.Le jour de la présentation le client est libre de proposé des idées d'innovation pour faire évoluer le </text:span><text:span text:style-name="T7">système</text:span><text:span text:style-name="T2"> que nous lui proposons afin que nous vo</text:span><text:span text:style-name="T7">y</text:span><text:span text:style-name="T2">ons ensemble si nous pouvons répondre à ses besoins ou pas .</text:span></text:p>
            </text:list-item>
            <text:list-item>
              <text:p text:style-name="P17"><text:span text:style-name="T2">En cas de question sur le cahier des charges veuillez </text:span><text:span text:style-name="T7">contacter</text:span><text:span text:style-name="T2"> un des membres de l'équipes de prog qui se chargera de vous répondre le plus clairement possible dans les plus bref délais.</text:span></text:p>
              <text:list>
                <text:list-item>
                  <text:p text:style-name="P4"><text:span text:style-name="T5">Le budget sera à discuter pendant la présentation du cahier des charges entre </text:span><text:span text:style-name="T6">l’équipes</text:span><text:span text:style-name="T5"> de programmation et le client. (Nous partons sur une base de 3000€ soit 4j de 40€/h par personne)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1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llich benjamin</meta:initial-creator>
    <meta:creation-date>2015-12-18T09:27:26.925118122</meta:creation-date>
    <dc:date>2015-12-18T10:01:14.651636060</dc:date>
    <dc:creator>Bullich benjamin</dc:creator>
    <meta:editing-duration>PT3M17S</meta:editing-duration>
    <meta:editing-cycles>1</meta:editing-cycles>
    <meta:generator>LibreOffice/4.3.3.2$Linux_X86_64 LibreOffice_project/430m0$Build-2</meta:generator>
    <meta:document-statistic meta:table-count="0" meta:image-count="0" meta:object-count="0" meta:page-count="4" meta:paragraph-count="61" meta:word-count="1240" meta:character-count="7577" meta:non-whitespace-character-count="6411"/>
  </office:meta>
</office:document-meta>
</file>